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64dce" officeooo:paragraph-rsid="00064dce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68411" officeooo:paragraph-rsid="00068411" style:font-size-asian="14pt" style:font-size-complex="14pt"/>
    </style:style>
    <style:style style:name="P6" style:family="paragraph" style:parent-style-name="Standard">
      <style:paragraph-properties fo:line-height="150%" style:writing-mode="lr-tb"/>
      <style:text-properties style:font-name="Ubuntu" fo:font-size="14pt" officeooo:rsid="00068411" officeooo:paragraph-rsid="0006841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74e8a" officeooo:paragraph-rsid="00074e8a" style:font-size-asian="14pt" style:font-size-complex="14pt"/>
    </style:style>
    <style:style style:name="P8" style:family="paragraph" style:parent-style-name="Standard">
      <style:paragraph-properties fo:line-height="150%" style:writing-mode="lr-tb"/>
      <style:text-properties style:font-name="Ubuntu" fo:font-size="14pt" officeooo:rsid="00068411" officeooo:paragraph-rsid="00068411" fo:background-color="#ddddd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fo:background-color="#dddddd" style:font-size-asian="14pt" style:font-size-complex="14pt"/>
    </style:style>
    <style:style style:name="T1" style:family="text">
      <style:text-properties officeooo:rsid="00068411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074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amespaces</text:h>
      <text:p text:style-name="P4">É uma convenção de nomes que ajuda a aumentar a qualidade do codigo, servindo para prevenir conflitos de nomes, deixar o codigo mais comunicativo e informativo, ajuda a identificar os papeis e responsabilidades do que esta sendo trabalhado, tanto no html quanto no css.</text:p>
      <text:p text:style-name="P5">É vantajoso usar os namespaces com BEM, o codigo vai ficar com mais qualidade ainda.</text:p>
      <text:h text:style-name="P2" text:outline-level="2">Componente (c-)</text:h>
      <text:p text:style-name="P5">O prefixo “c-” será inserido em todos os componentes da pagina, vai avisar que o elemento é um componente:</text:p>
      <text:p text:style-name="P8">class=”c-classe” <text:span text:style-name="T2"><text:s/>→ </text:span><text:s/>.c-classe {} </text:p>
      <text:h text:style-name="P2" text:outline-level="2">Utilitário <text:span text:style-name="T1">(u-)</text:span></text:h>
      <text:p text:style-name="P5">Utilitario é uma regra (seletor) css que terá uma responsabilidade única, ou seja, vai fazer apenas uma coisa e mais nada. Ele é definido uma só vez, não é alterado e é utilizado multiplas vezes dentro do codigo: <text:span text:style-name="T5">class=”u-classe” </text:span><text:s/>→ <text:span text:style-name="T5">.u-classe {} </text:span></text:p>
      <text:p text:style-name="P6"><text:span text:style-name="T3">Ex:</text:span> </text:p>
      <text:p text:style-name="P9">.<text:span text:style-name="T1">u-text-align-left { text-align: left;} </text:span></text:p>
      <text:h text:style-name="P2" text:outline-level="2">Escopo <text:span text:style-name="T6">(Scope)</text:span> <text:span text:style-name="T6">(s-)</text:span></text:h>
      <text:p text:style-name="P7">Define o escopo/contexto de modificação pra definir algumas coisas no site.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6:46:11.562000000</meta:creation-date>
    <dc:date>2023-11-12T19:52:49.016000000</dc:date>
    <meta:editing-duration>PT3H6M36S</meta:editing-duration>
    <meta:editing-cycles>4</meta:editing-cycles>
    <meta:generator>EasyOffice/7.6.2.1.0$Windows_X86_64 LibreOffice_project/0bc4d647150f05f02b71ccb5539a4012b57f1faf</meta:generator>
    <meta:document-statistic meta:table-count="0" meta:image-count="0" meta:object-count="0" meta:page-count="1" meta:paragraph-count="12" meta:word-count="148" meta:character-count="918" meta:non-whitespace-character-count="774"/>
  </office:meta>
</office:document-meta>
</file>